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Guía de estilo</text:h>
      <text:p text:style-name="Text_20_body">- Crear borrador inicial de guía de estilo.</text:p>
      <text:p text:style-name="P1"> </text:p>
      <text:p text:style-name="P1">- Traducir a español neutro, válido para España y Latinoamérica.</text:p>
      <text:p text:style-name="P1"> </text:p>
      <text:p text:style-name="P1">Material de referencia:</text:p>
      <text:p text:style-name="P1"> </text:p>
      <text:p text:style-name="P1"><text:a xlink:type="simple" xlink:href="http://www.xcastro.com/neutro.html">http://www.xcastro.com/neutro.html</text:a> ("El español neutro", Xosé Castro)</text:p>
      <text:p text:style-name="P1"> </text:p>
      <text:p text:style-name="P1"><text:a xlink:type="simple" xlink:href="http://www.es.debian.org/international/spanish/notas">http://www.es.debian.org/international/spanish/notas</text:a> (Normas correspondientes a la traducción de Debian)</text:p>
      <text:p text:style-name="P1"> </text:p>
      <text:p text:style-name="P1"><text:a xlink:type="simple" xlink:href="http://developers.sun.com/global/technology/translation/style-guides/ES_StyleGuide.pdf">http://developers.sun.com/global/technology/translation/style-guides/ES_StyleGuide.pdf</text:a> (Guía general de estilo de Sun Microsystems)</text:p>
      <text:p text:style-name="P1"> </text:p>
      <text:p text:style-name="P1"><text:a xlink:type="simple" xlink:href="http://www.es.gnome.org/Documentacion/Guias/TraduccionDeAplicaciones">http://www.es.gnome.org/Documentacion/Guias/TraduccionDeAplicaciones</text:a> (Localización de GNOME al español)</text:p>
      <text:p text:style-name="P1"> </text:p>
      <text:p text:style-name="P1"><text:a xlink:type="simple" xlink:href="http://es.l10n.kde.org/normas_generales.php">http://es.l10n.kde.org/normas_generales.php</text:a> (Normas generales de traducción del proyecto KDE)</text:p>
      <text:p text:style-name="P1"> </text:p>
      <text:p text:style-name="P1"><text:a xlink:type="simple" xlink:href="http://olea.org/articulos/propuesta-l10n.html">http://olea.org/articulos/propuesta-l10n.html</text:a> (portal promovido por TDLP-ES, GNOME Hispano e Hispalinux)</text:p>
      <text:p text:style-name="P1"> </text:p>
      <text:p text:style-name="P1"><text:a xlink:type="simple" xlink:href="http://lists.gnu.org/mailman/listinfo/www-es-general">http://lists.gnu.org/mailman/listinfo/www-es-general</text:a> (lista pública del equipo de traducción al español de GNU)</text:p>
      <text:p text:style-name="P1"> </text:p>
      <text:p text:style-name="P1"><text:a xlink:type="simple" xlink:href="https://lists.sourceforge.net/lists/listinfo/translation-i18n">https://lists.sourceforge.net/lists/listinfo/translation-i18n</text:a> (lista pública sobre técnicas de traducción de software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ipf </meta:initial-creator>
    <meta:creation-date>2011-04-05T01:12:40</meta:creation-date>
    <meta:document-statistic meta:table-count="0" meta:image-count="0" meta:object-count="0" meta:page-count="1" meta:paragraph-count="22" meta:word-count="89" meta:character-count="987"/>
    <dc:date>2011-04-05T01:13:51</dc:date>
    <dc:creator>zipf </dc:creator>
    <meta:editing-duration>PT1M14S</meta:editing-duration>
    <meta:editing-cycles>1</meta:editing-cycles>
    <meta:generator>LibreOffice/3.3$Unix LibreOffice_project/330m19$Build-6</meta:generator>
  </office:meta>
</office:document-meta>
</file>